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4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width="0.203cm" svg:stroke-color="#3465a4" draw:marker-start-width="0.503cm" draw:marker-end-width="0.503cm" draw:fill="none" draw:textarea-vertical-align="middle" fo:padding-top="0.225cm" fo:padding-bottom="0.225cm" fo:padding-left="0.35cm" fo:padding-right="0.35cm" loext:decorative="false"/>
    </style:style>
    <style:style style:name="gr2" style:family="graphic" style:parent-style-name="Default_20_Drawing_20_Style_5f_1">
      <style:graphic-properties svg:stroke-width="0.152cm" svg:stroke-color="#2a6099" draw:marker-start-width="0.427cm" draw:marker-end-width="0.427cm" draw:fill-color="#b4c7dc" draw:textarea-horizontal-align="justify" draw:textarea-vertical-align="middle" draw:auto-grow-height="false" fo:min-height="0.498cm" fo:min-width="0.248cm" fo:padding-top="0.2cm" fo:padding-bottom="0.2cm" fo:padding-left="0.325cm" fo:padding-right="0.325cm" style:writing-mode="lr-tb" loext:decorative="false"/>
      <style:paragraph-properties style:writing-mode="lr-tb"/>
    </style:style>
    <style:style style:name="gr3" style:family="graphic">
      <style:graphic-properties style:protect="size" loext:decorative="false"/>
    </style:style>
    <style:style style:name="gr4" style:family="graphic" style:parent-style-name="standard">
      <style:graphic-properties loext:decorative="false"/>
    </style:style>
    <style:style style:name="pr1" style:family="presentation" style:parent-style-name="Default-notes">
      <style:graphic-properties draw:fill-color="#ffffff" fo:min-height="12.572cm" loext:decorative="false"/>
      <style:paragraph-properties style:writing-mode="lr-tb"/>
    </style:style>
    <style:style style:name="co1" style:family="table-column">
      <style:table-column-properties style:column-width="1.762cm" style:use-optimal-column-width="false"/>
    </style:style>
    <style:style style:name="co2" style:family="table-column">
      <style:table-column-properties style:column-width="1.765cm" style:use-optimal-column-width="false"/>
    </style:style>
    <style:style style:name="ro1" style:family="table-row">
      <style:table-row-properties style:row-height="0.962cm" style:use-optimal-row-height="false"/>
    </style:style>
    <style:style style:name="ce1" style:family="table-cell">
      <loext:graphic-properties draw:textarea-vertical-align="middle"/>
      <style:paragraph-properties fo:text-align="center"/>
    </style:style>
    <style:style style:name="ce2" style:family="table-cell">
      <loext:graphic-properties draw:textarea-vertical-align="middle"/>
      <style:paragraph-properties fo:text-align="center" fo:border="none"/>
      <style:text-properties fo:font-size="12pt" style:font-size-asian="12pt" style:font-size-complex="12pt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b4c7dc"/>
      <style:paragraph-properties fo:text-align="center" style:writing-mode="lr-tb"/>
    </style:style>
    <style:style style:name="P3" style:family="paragraph">
      <loext:graphic-properties draw:fill-color="#ffffff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fo:font-size="12pt" style:font-size-asian="12pt" style:font-size-complex="12pt"/>
    </style:style>
    <style:style style:name="P7" style:family="paragraph">
      <style:paragraph-properties fo:text-align="center"/>
      <style:text-properties fo:font-size="18pt"/>
    </style:style>
    <style:style style:name="P8" style:family="paragraph">
      <loext:graphic-properties draw:fill-color="#b4c7dc"/>
      <style:paragraph-properties fo:text-align="center" style:writing-mode="lr-tb"/>
      <style:text-properties fo:font-size="18pt"/>
    </style:style>
    <style:style style:name="P9" style:family="paragraph">
      <style:paragraph-properties fo:text-align="center"/>
      <style:text-properties fo:font-size="18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binary tree" draw:style-name="dp1" draw:master-page-name="Default" presentation:presentation-page-layout-name="AL1T0">
        <office:forms form:automatic-focus="false" form:apply-design-mode="false"/>
        <draw:line draw:style-name="gr1" draw:text-style-name="P1" draw:layer="layout" svg:x1="10.066cm" svg:y1="6.21cm" svg:x2="8.255cm" svg:y2="8.89cm">
          <text:p/>
        </draw:line>
        <draw:line draw:style-name="gr1" draw:text-style-name="P1" draw:layer="layout" svg:x1="10.066cm" svg:y1="6.21cm" svg:x2="11.73cm" svg:y2="8.89cm">
          <text:p/>
        </draw:line>
        <draw:line draw:style-name="gr1" draw:text-style-name="P1" draw:layer="layout" svg:x1="12.466cm" svg:y1="3.61cm" svg:x2="10.066cm" svg:y2="6.21cm">
          <text:p/>
        </draw:line>
        <draw:custom-shape draw:style-name="gr2" draw:text-style-name="P2" draw:layer="layout" svg:width="1.27cm" svg:height="1.27cm" svg:x="7.62cm" svg:y="8.0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2.465cm" svg:y1="3.609cm" svg:x2="19.05cm" svg:y2="11.43cm">
          <text:p/>
        </draw:line>
        <draw:custom-shape draw:style-name="gr2" draw:text-style-name="P2" draw:layer="layout" svg:width="1.27cm" svg:height="1.27cm" svg:x="11.8cm" svg:y="2.9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27cm" svg:height="1.27cm" svg:x="9.401cm" svg:y="5.5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27cm" svg:height="1.27cm" svg:x="10.903cm" svg:y="8.0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27cm" svg:height="1.27cm" svg:x="14.07cm" svg:y="5.5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27cm" svg:height="1.27cm" svg:x="16.075cm" svg:y="7.9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27cm" svg:height="1.27cm" svg:x="18.115cm" svg:y="10.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8.624cm" svg:height="10.476cm" svg:x="1.482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full binary tree" draw:style-name="dp1" draw:master-page-name="Default" presentation:presentation-page-layout-name="AL1T0">
        <office:forms form:automatic-focus="false" form:apply-design-mode="false"/>
        <draw:line draw:style-name="gr1" draw:text-style-name="P1" draw:layer="layout" svg:x1="10.066cm" svg:y1="6.21cm" svg:x2="8.255cm" svg:y2="8.89cm">
          <text:p/>
        </draw:line>
        <draw:line draw:style-name="gr1" draw:text-style-name="P1" draw:layer="layout" svg:x1="10.066cm" svg:y1="6.21cm" svg:x2="11.73cm" svg:y2="8.89cm">
          <text:p/>
        </draw:line>
        <draw:line draw:style-name="gr1" draw:text-style-name="P1" draw:layer="layout" svg:x1="12.466cm" svg:y1="3.61cm" svg:x2="10.066cm" svg:y2="6.21cm">
          <text:p/>
        </draw:line>
        <draw:custom-shape draw:style-name="gr2" draw:text-style-name="P2" draw:layer="layout" svg:width="1.27cm" svg:height="1.27cm" svg:x="7.62cm" svg:y="8.0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2.465cm" svg:y1="3.609cm" svg:x2="14.605cm" svg:y2="6.35cm">
          <text:p/>
        </draw:line>
        <draw:custom-shape draw:style-name="gr2" draw:text-style-name="P2" draw:layer="layout" svg:width="1.27cm" svg:height="1.27cm" svg:x="11.8cm" svg:y="2.9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27cm" svg:height="1.27cm" svg:x="9.401cm" svg:y="5.5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27cm" svg:height="1.27cm" svg:x="10.903cm" svg:y="8.0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27cm" svg:height="1.27cm" svg:x="14.07cm" svg:y="5.5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8.624cm" svg:height="10.476cm" svg:x="1.482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erfect binary tree" draw:style-name="dp1" draw:master-page-name="Default" presentation:presentation-page-layout-name="AL1T0">
        <office:forms form:automatic-focus="false" form:apply-design-mode="false"/>
        <draw:line draw:style-name="gr1" draw:text-style-name="P1" draw:layer="layout" svg:x1="12.425cm" svg:y1="3.611cm" svg:x2="14.825cm" svg:y2="6.211cm">
          <text:p/>
        </draw:line>
        <draw:line draw:style-name="gr1" draw:text-style-name="P1" draw:layer="layout" svg:x1="10.066cm" svg:y1="6.21cm" svg:x2="8.255cm" svg:y2="8.89cm">
          <text:p/>
        </draw:line>
        <draw:line draw:style-name="gr1" draw:text-style-name="P1" draw:layer="layout" svg:x1="10.066cm" svg:y1="6.21cm" svg:x2="11.73cm" svg:y2="8.89cm">
          <text:p/>
        </draw:line>
        <draw:line draw:style-name="gr1" draw:text-style-name="P1" draw:layer="layout" svg:x1="12.466cm" svg:y1="3.61cm" svg:x2="10.066cm" svg:y2="6.21cm">
          <text:p/>
        </draw:line>
        <draw:custom-shape draw:style-name="gr2" draw:text-style-name="P2" draw:layer="layout" svg:width="1.27cm" svg:height="1.27cm" svg:x="7.62cm" svg:y="8.0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27cm" svg:height="1.27cm" svg:x="11.8cm" svg:y="2.9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27cm" svg:height="1.27cm" svg:x="9.401cm" svg:y="5.5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27cm" svg:height="1.27cm" svg:x="10.903cm" svg:y="8.0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4.825cm" svg:y1="6.211cm" svg:x2="16.636cm" svg:y2="8.891cm">
          <text:p/>
        </draw:line>
        <draw:line draw:style-name="gr1" draw:text-style-name="P1" draw:layer="layout" svg:x1="14.825cm" svg:y1="6.211cm" svg:x2="13.161cm" svg:y2="8.891cm">
          <text:p/>
        </draw:line>
        <draw:custom-shape draw:style-name="gr2" draw:text-style-name="P2" draw:layer="layout" svg:width="1.27cm" svg:height="1.27cm" svg:x="16.001cm" svg:y="8.078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27cm" svg:height="1.27cm" svg:x="14.22cm" svg:y="5.57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27cm" svg:height="1.27cm" svg:x="12.718cm" svg:y="8.07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8.624cm" svg:height="10.476cm" svg:x="1.482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omplete binary tree" draw:style-name="dp1" draw:master-page-name="Default" presentation:presentation-page-layout-name="AL1T0">
        <office:forms form:automatic-focus="false" form:apply-design-mode="false"/>
        <draw:line draw:style-name="gr1" draw:text-style-name="P1" draw:layer="layout" svg:x1="12.425cm" svg:y1="3.611cm" svg:x2="14.825cm" svg:y2="6.211cm">
          <text:p/>
        </draw:line>
        <draw:line draw:style-name="gr1" draw:text-style-name="P1" draw:layer="layout" svg:x1="10.066cm" svg:y1="6.21cm" svg:x2="8.255cm" svg:y2="8.89cm">
          <text:p/>
        </draw:line>
        <draw:line draw:style-name="gr1" draw:text-style-name="P1" draw:layer="layout" svg:x1="10.066cm" svg:y1="6.21cm" svg:x2="11.73cm" svg:y2="8.89cm">
          <text:p/>
        </draw:line>
        <draw:line draw:style-name="gr1" draw:text-style-name="P1" draw:layer="layout" svg:x1="12.466cm" svg:y1="3.61cm" svg:x2="10.066cm" svg:y2="6.21cm">
          <text:p/>
        </draw:line>
        <draw:custom-shape draw:style-name="gr2" draw:text-style-name="P2" draw:layer="layout" svg:width="1.27cm" svg:height="1.27cm" svg:x="7.62cm" svg:y="8.0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27cm" svg:height="1.27cm" svg:x="11.8cm" svg:y="2.9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27cm" svg:height="1.27cm" svg:x="9.401cm" svg:y="5.5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27cm" svg:height="1.27cm" svg:x="10.903cm" svg:y="8.0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4.825cm" svg:y1="6.211cm" svg:x2="13.161cm" svg:y2="8.891cm">
          <text:p/>
        </draw:line>
        <draw:custom-shape draw:style-name="gr2" draw:text-style-name="P2" draw:layer="layout" svg:width="1.27cm" svg:height="1.27cm" svg:x="14.22cm" svg:y="5.57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27cm" svg:height="1.27cm" svg:x="12.718cm" svg:y="8.07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8.624cm" svg:height="10.476cm" svg:x="1.482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line draw:style-name="gr1" draw:text-style-name="P1" draw:layer="layout" svg:x1="12.465cm" svg:y1="3.609cm" svg:x2="19.05cm" svg:y2="11.43cm">
          <text:p/>
        </draw:line>
        <draw:custom-shape draw:style-name="gr2" draw:text-style-name="P2" draw:layer="layout" svg:width="1.27cm" svg:height="1.27cm" svg:x="11.8cm" svg:y="2.9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27cm" svg:height="1.27cm" svg:x="14.07cm" svg:y="5.5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27cm" svg:height="1.27cm" svg:x="16.075cm" svg:y="7.9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27cm" svg:height="1.27cm" svg:x="18.115cm" svg:y="10.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8.624cm" svg:height="10.476cm" svg:x="1.482cm" svg:y="2.123cm" draw:page-number="5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toring complete binary tree on an array" draw:style-name="dp1" draw:master-page-name="Default" presentation:presentation-page-layout-name="AL1T0">
        <office:forms form:automatic-focus="false" form:apply-design-mode="false"/>
        <draw:line draw:style-name="gr1" draw:text-style-name="P1" draw:layer="layout" svg:x1="12.425cm" svg:y1="3.611cm" svg:x2="14.825cm" svg:y2="6.211cm">
          <text:p/>
        </draw:line>
        <draw:line draw:style-name="gr1" draw:text-style-name="P1" draw:layer="layout" svg:x1="10.066cm" svg:y1="6.21cm" svg:x2="8.255cm" svg:y2="8.89cm">
          <text:p/>
        </draw:line>
        <draw:line draw:style-name="gr1" draw:text-style-name="P1" draw:layer="layout" svg:x1="10.066cm" svg:y1="6.21cm" svg:x2="11.73cm" svg:y2="8.89cm">
          <text:p/>
        </draw:line>
        <draw:line draw:style-name="gr1" draw:text-style-name="P1" draw:layer="layout" svg:x1="12.466cm" svg:y1="3.61cm" svg:x2="10.066cm" svg:y2="6.21cm">
          <text:p/>
        </draw:line>
        <draw:custom-shape draw:style-name="gr2" draw:text-style-name="P2" draw:layer="layout" svg:width="1.27cm" svg:height="1.27cm" svg:x="7.62cm" svg:y="8.077cm">
          <text:p text:style-name="P5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27cm" svg:height="1.27cm" svg:x="11.8cm" svg:y="2.975cm">
          <text:p text:style-name="P5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27cm" svg:height="1.27cm" svg:x="9.401cm" svg:y="5.576cm">
          <text:p text:style-name="P5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27cm" svg:height="1.27cm" svg:x="10.903cm" svg:y="8.078cm">
          <text:p text:style-name="P5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4.825cm" svg:y1="6.211cm" svg:x2="13.161cm" svg:y2="8.891cm">
          <text:p/>
        </draw:line>
        <draw:custom-shape draw:style-name="gr2" draw:text-style-name="P2" draw:layer="layout" svg:width="1.27cm" svg:height="1.27cm" svg:x="14.22cm" svg:y="5.577cm">
          <text:p text:style-name="P5">C</text:p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27cm" svg:height="1.27cm" svg:x="12.718cm" svg:y="8.079cm">
          <text:p text:style-name="P5">F</text:p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layer="layout" svg:width="14.098cm" svg:height="0.961cm" svg:x="5.464cm" svg:y="10.049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5">A</text:p>
              </table:table-cell>
              <table:table-cell>
                <text:p text:style-name="P5">B</text:p>
              </table:table-cell>
              <table:table-cell>
                <text:p text:style-name="P5">C</text:p>
              </table:table-cell>
              <table:table-cell>
                <text:p text:style-name="P5">D</text:p>
              </table:table-cell>
              <table:table-cell>
                <text:p text:style-name="P5">E</text:p>
              </table:table-cell>
              <table:table-cell>
                <text:p text:style-name="P5">F</text:p>
              </table:table-cell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draw:style-name="gr4" draw:layer="layout" svg:width="14.098cm" svg:height="0.961cm" svg:x="5.465cm" svg:y="10.8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>
                <text:p text:style-name="P6"><text:span text:style-name="T1">1</text:span></text:p>
              </table:table-cell>
              <table:table-cell>
                <text:p text:style-name="P6"><text:span text:style-name="T1">2</text:span></text:p>
              </table:table-cell>
              <table:table-cell>
                <text:p text:style-name="P6"><text:span text:style-name="T1">3</text:span></text:p>
              </table:table-cell>
              <table:table-cell>
                <text:p text:style-name="P6"><text:span text:style-name="T1">4</text:span></text:p>
              </table:table-cell>
              <table:table-cell>
                <text:p text:style-name="P6"><text:span text:style-name="T1">5</text:span></text:p>
              </table:table-cell>
              <table:table-cell>
                <text:p text:style-name="P6"><text:span text:style-name="T1">6</text:span></text:p>
              </table:table-cell>
              <table:table-cell>
                <text:p text:style-name="P6"><text:span text:style-name="T1">7</text:span></text:p>
              </table:table-cell>
              <table:table-cell>
                <text:p text:style-name="P6"><text:span text:style-name="T1">8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1">
          <office:forms form:automatic-focus="false" form:apply-design-mode="false"/>
          <draw:page-thumbnail draw:style-name="gr3" draw:layer="layout" svg:width="18.624cm" svg:height="10.476cm" svg:x="1.482cm" svg:y="2.123cm" draw:page-number="6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toring degenerate tree on an array" draw:style-name="dp1" draw:master-page-name="Default" presentation:presentation-page-layout-name="AL1T0">
        <office:forms form:automatic-focus="false" form:apply-design-mode="false"/>
        <draw:line draw:style-name="gr1" draw:text-style-name="P1" draw:layer="layout" svg:x1="12.465cm" svg:y1="3.609cm" svg:x2="19.05cm" svg:y2="11.43cm">
          <text:p/>
        </draw:line>
        <draw:custom-shape draw:style-name="gr2" draw:text-style-name="P8" draw:layer="layout" svg:width="1.27cm" svg:height="1.27cm" svg:x="11.8cm" svg:y="2.975cm">
          <text:p text:style-name="P7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8" draw:layer="layout" svg:width="1.27cm" svg:height="1.27cm" svg:x="14.07cm" svg:y="5.579cm">
          <text:p text:style-name="P7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8" draw:layer="layout" svg:width="1.27cm" svg:height="1.27cm" svg:x="16.075cm" svg:y="7.979cm">
          <text:p text:style-name="P7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8" draw:layer="layout" svg:width="1.27cm" svg:height="1.27cm" svg:x="18.115cm" svg:y="10.48cm">
          <text:p text:style-name="P7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layer="layout" svg:width="7.047cm" svg:height="0.961cm" svg:x="6.922cm" svg:y="8.39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ce1">
              <table:table-cell>
                <text:p text:style-name="P7">A</text:p>
              </table:table-cell>
              <table:table-cell>
                <text:p text:style-name="P7">B</text:p>
              </table:table-cell>
              <table:table-cell>
                <text:p text:style-name="P7">C</text:p>
              </table:table-cell>
              <table:table-cell>
                <text:p text:style-name="P7">D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4" draw:layer="layout" svg:width="7.047cm" svg:height="0.961cm" svg:x="6.923cm" svg:y="9.199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ce2">
              <table:table-cell>
                <text:p text:style-name="P9"><text:span text:style-name="T1">1</text:span></text:p>
              </table:table-cell>
              <table:table-cell>
                <text:p text:style-name="P9"><text:span text:style-name="T1">2</text:span></text:p>
              </table:table-cell>
              <table:table-cell>
                <text:p text:style-name="P9"><text:span text:style-name="T1">3</text:span></text:p>
              </table:table-cell>
              <table:table-cell>
                <text:p text:style-name="P9"><text:span text:style-name="T1">4</text:span>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1">
          <office:forms form:automatic-focus="false" form:apply-design-mode="false"/>
          <draw:page-thumbnail draw:style-name="gr3" draw:layer="layout" svg:width="18.624cm" svg:height="10.476cm" svg:x="1.482cm" svg:y="2.123cm" draw:page-number="7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omplete binary tree with index " draw:style-name="dp1" draw:master-page-name="Default" presentation:presentation-page-layout-name="AL1T0">
        <office:forms form:automatic-focus="false" form:apply-design-mode="false"/>
        <draw:line draw:style-name="gr1" draw:text-style-name="P1" draw:layer="layout" svg:x1="12.425cm" svg:y1="3.611cm" svg:x2="14.825cm" svg:y2="6.211cm">
          <text:p/>
        </draw:line>
        <draw:line draw:style-name="gr1" draw:text-style-name="P1" draw:layer="layout" svg:x1="10.066cm" svg:y1="6.21cm" svg:x2="8.255cm" svg:y2="8.89cm">
          <text:p/>
        </draw:line>
        <draw:line draw:style-name="gr1" draw:text-style-name="P1" draw:layer="layout" svg:x1="10.066cm" svg:y1="6.21cm" svg:x2="11.73cm" svg:y2="8.89cm">
          <text:p/>
        </draw:line>
        <draw:line draw:style-name="gr1" draw:text-style-name="P1" draw:layer="layout" svg:x1="12.466cm" svg:y1="3.61cm" svg:x2="10.066cm" svg:y2="6.21cm">
          <text:p/>
        </draw:line>
        <draw:custom-shape draw:style-name="gr2" draw:text-style-name="P8" draw:layer="layout" svg:width="1.27cm" svg:height="1.27cm" svg:x="7.62cm" svg:y="8.077cm">
          <text:p text:style-name="P7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8" draw:layer="layout" svg:width="1.27cm" svg:height="1.27cm" svg:x="11.8cm" svg:y="2.975cm">
          <text:p text:style-name="P7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8" draw:layer="layout" svg:width="1.27cm" svg:height="1.27cm" svg:x="9.401cm" svg:y="5.576cm">
          <text:p text:style-name="P7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8" draw:layer="layout" svg:width="1.27cm" svg:height="1.27cm" svg:x="10.903cm" svg:y="8.078cm">
          <text:p text:style-name="P7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4.825cm" svg:y1="6.211cm" svg:x2="13.161cm" svg:y2="8.891cm">
          <text:p/>
        </draw:line>
        <draw:custom-shape draw:style-name="gr2" draw:text-style-name="P8" draw:layer="layout" svg:width="1.27cm" svg:height="1.27cm" svg:x="14.22cm" svg:y="5.577cm">
          <text:p text:style-name="P7">3</text:p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8" draw:layer="layout" svg:width="1.27cm" svg:height="1.27cm" svg:x="12.718cm" svg:y="8.079cm">
          <text:p text:style-name="P7">6</text:p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1">
          <office:forms form:automatic-focus="false" form:apply-design-mode="false"/>
          <draw:page-thumbnail draw:style-name="gr3" draw:layer="layout" svg:width="18.624cm" svg:height="10.476cm" svg:x="1.482cm" svg:y="2.123cm" draw:page-number="8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Noto Sans Devanagari" style:font-family-complex="'Noto Sans Devanagari'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3T14:44:18.167954903</meta:creation-date>
    <meta:generator>LibreOffice/24.8.4.2$Linux_X86_64 LibreOffice_project/480$Build-2</meta:generator>
    <dc:date>2025-02-14T16:40:13.886385510</dc:date>
    <meta:editing-duration>PT49M1S</meta:editing-duration>
    <meta:editing-cycles>11</meta:editing-cycles>
    <meta:document-statistic meta:object-count="117"/>
  </office:meta>
</office:document-meta>
</file>